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282cm" draw:marker-start-width="0.623cm" draw:marker-end="Arrow_20_concave" draw:marker-end-width="0.723cm" svg:stroke-opacity="90%" draw:stroke-linejoin="bevel" svg:stroke-linecap="round" draw:fill="none" draw:fill-color="#cfe7f5" draw:textarea-vertical-align="middle" fo:padding-top="0.266cm" fo:padding-bottom="0.266cm" fo:padding-left="0.391cm" fo:padding-right="0.391cm" draw:shadow="visible"/>
    </style:style>
    <style:style style:name="gr2" style:family="graphic" style:parent-style-name="objectwithoutfill">
      <style:graphic-properties svg:stroke-width="0.282cm" draw:marker-start-width="0.623cm" draw:marker-end="Arrow_20_concave" draw:marker-end-width="0.723cm" svg:stroke-opacity="90%" draw:stroke-linejoin="bevel" svg:stroke-linecap="round" draw:fill="none" draw:textarea-vertical-align="middle" fo:padding-top="0.266cm" fo:padding-bottom="0.266cm" fo:padding-left="0.391cm" fo:padding-right="0.391cm" draw:shadow="visible"/>
    </style:style>
    <style:style style:name="gr3" style:family="graphic" style:parent-style-name="objectwithoutfill">
      <style:graphic-properties draw:stroke="solid" draw:stroke-dash="_33__20_Dashes_20_3_20_Dots_20__28_var_29_" svg:stroke-width="0.282cm" draw:marker-start-width="0.623cm" draw:marker-end="Arrow" draw:marker-end-width="0.723cm" svg:stroke-opacity="90%" draw:stroke-linejoin="bevel" svg:stroke-linecap="round" draw:fill="none" draw:fill-color="#cfe7f5" draw:textarea-vertical-align="middle" fo:padding-top="0.266cm" fo:padding-bottom="0.266cm" fo:padding-left="0.391cm" fo:padding-right="0.391cm" draw:shadow="visible"/>
    </style:style>
    <style:style style:name="gr4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27cm" fo:min-width="0.568cm" draw:shadow="visible"/>
    </style:style>
    <style:style style:name="gr5" style:family="graphic" style:parent-style-name="standard">
      <style:graphic-properties svg:stroke-color="#000000" svg:stroke-opacity="50%" draw:fill="gradient" draw:fill-color="#0000cc" draw:fill-gradient-name="Gradient_20_2" draw:textarea-horizontal-align="justify" draw:textarea-vertical-align="middle" draw:auto-grow-height="false" fo:min-height="0.827cm" fo:min-width="0.568cm" draw:shadow="visible"/>
    </style:style>
    <style:style style:name="gr6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27cm" fo:min-width="0.576cm" draw:shadow="visible"/>
    </style:style>
    <style:style style:name="gr7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19cm" fo:min-width="0.568cm" draw:shadow="visible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ff0000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0000cc" draw:fill-gradient-name="Gradient_20_2"/>
      <style:paragraph-properties fo:text-align="center"/>
      <style:text-properties fo:color="#ffffff" fo:font-size="24pt"/>
    </style:style>
    <style:style style:name="P5" style:family="paragraph">
      <loext:graphic-properties draw:fill="gradient" draw:fill-color="#0000cc" draw:fill-gradient-name="Gradient_20_2"/>
      <style:paragraph-properties fo:text-align="center"/>
      <style:text-properties fo:color="#ffffff" fo:font-size="24pt" style:font-size-asian="24pt" style:font-size-complex="24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000000"/>
    </style:style>
    <style:style style:name="T1" style:family="text">
      <style:text-properties fo:color="#ffffff" fo:font-size="24pt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spin gor" draw:style-name="gr1" draw:text-style-name="P1" draw:layer="layout" svg:x1="3.173cm" svg:y1="4.118cm" svg:x2="3.173cm" svg:y2="4.118cm">
          <text:p/>
        </draw:line>
        <draw:line draw:style-name="gr2" draw:text-style-name="P2" draw:layer="layout" svg:x1="7.146cm" svg:y1="4.118cm" svg:x2="7.146cm" svg:y2="4.118cm">
          <text:p/>
        </draw:line>
        <draw:line draw:style-name="gr2" draw:text-style-name="P2" draw:layer="layout" svg:x1="11.118cm" svg:y1="4.118cm" svg:x2="11.118cm" svg:y2="4.118cm">
          <text:p/>
        </draw:line>
        <draw:line draw:style-name="gr2" draw:text-style-name="P2" draw:layer="layout" svg:x1="15.09cm" svg:y1="4.118cm" svg:x2="15.09cm" svg:y2="4.118cm">
          <text:p/>
        </draw:line>
        <draw:line draw:style-name="gr2" draw:text-style-name="P2" draw:layer="layout" svg:x1="23.035cm" svg:y1="4.118cm" svg:x2="23.035cm" svg:y2="4.118cm">
          <text:p/>
        </draw:line>
        <draw:line draw:style-name="gr2" draw:text-style-name="P2" draw:layer="layout" svg:x1="19.062cm" svg:y1="4.118cm" svg:x2="19.062cm" svg:y2="4.118cm">
          <text:p/>
        </draw:line>
        <draw:line draw:name="spin gor" draw:style-name="gr3" draw:text-style-name="P1" draw:layer="layout" svg:x1="14.971cm" svg:y1="6.328cm" svg:x2="14.971cm" svg:y2="3.806cm">
          <text:p/>
        </draw:line>
        <draw:custom-shape draw:style-name="gr4" draw:text-style-name="P4" draw:layer="layout" svg:width="1.51cm" svg:height="1.521cm" svg:x="14.2cm" svg:y="6.845cm">
          <text:p text:style-name="P3"><text:span text:style-name="T1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.51cm" svg:height="1.521cm" svg:x="18.16cm" svg:y="6.845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1.52cm" svg:height="1.521cm" svg:x="22.14cm" svg:y="6.845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.51cm" svg:height="1.521cm" svg:x="6.26cm" svg:y="6.845cm">
          <text:p text:style-name="P3"><text:span text:style-name="T1">-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1.51cm" svg:height="1.521cm" svg:x="2.27cm" svg:y="6.825cm">
          <text:p text:style-name="P3"><text:span text:style-name="T2">-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name="spin gor" draw:style-name="gr3" draw:text-style-name="P1" draw:layer="layout" svg:x1="18.927cm" svg:y1="3.794cm" svg:x2="18.927cm" svg:y2="6.316cm">
          <text:p/>
        </draw:line>
        <draw:custom-shape draw:style-name="gr4" draw:text-style-name="P4" draw:layer="layout" svg:width="1.51cm" svg:height="1.521cm" svg:x="26.16cm" svg:y="6.845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1.51cm" svg:height="1.511cm" svg:x="10.24cm" svg:y="6.855cm">
          <text:p text:style-name="P3"><text:span text:style-name="T1">-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name="spin gor" draw:style-name="gr3" draw:text-style-name="P1" draw:layer="layout" svg:x1="7.025cm" svg:y1="6.316cm" svg:x2="7.025cm" svg:y2="3.794cm">
          <text:p/>
        </draw:line>
        <draw:line draw:name="spin gor" draw:style-name="gr3" draw:text-style-name="P1" draw:layer="layout" svg:x1="3.037cm" svg:y1="3.794cm" svg:x2="3.037cm" svg:y2="6.316cm">
          <text:p/>
        </draw:line>
        <draw:line draw:name="spin gor" draw:style-name="gr3" draw:text-style-name="P1" draw:layer="layout" svg:x1="26.933cm" svg:y1="3.794cm" svg:x2="26.933cm" svg:y2="6.316cm">
          <text:p/>
        </draw:line>
        <draw:g>
          <svg:title>TexMaths</svg:title>
          <svg:desc>44§latex§J§svg§600§FALSE§</svg:desc>
          <draw:polygon draw:style-name="gr8" draw:text-style-name="P6" draw:layer="layout" svg:width="0.96cm" svg:height="1.272cm" svg:x="4.775cm" svg:y="4.774cm" svg:viewBox="0 0 961 1273" draw:points="478,1273 0,1273 0,0 961,0 961,1273">
            <text:p/>
          </draw:polygon>
          <draw:g>
            <svg:title>TexMaths</svg:title>
            <svg:desc>44§latex§\textcolor{red}{J}§svg§600§FALSE§</svg:desc>
            <draw:polygon draw:style-name="gr8" draw:text-style-name="P6" draw:layer="layout" svg:width="0.96cm" svg:height="1.272cm" svg:x="4.509cm" svg:y="4.468cm" svg:viewBox="0 0 961 1273" draw:points="478,1273 0,1273 0,0 961,0 961,1273">
              <text:p/>
            </draw:polygon>
            <draw:path draw:style-name="gr9" draw:text-style-name="P7" draw:layer="layout" svg:width="0.796cm" svg:height="1.32cm" svg:x="4.584cm" svg:y="4.463cm" svg:viewBox="0 0 797 1321" svg:d="M489 1003c0 170-91 276-192 276-10 0-138 0-207-106 96 0 122-59 122-107 0-69-53-106-106-106-42 0-106 27-106 106 0 144 133 255 303 255 191 0 329-133 345-270 5-16 5-22 5-85v-833c0-75 27-75 144-75v-58c-85 5-154 5-245 5-74 0-244 0-313-5v58h69c181 0 181 27 181 91z">
              <text:p/>
            </draw:path>
          </draw:g>
        </draw:g>
        <draw:g>
          <svg:title>TexMaths</svg:title>
          <svg:desc>44§latex§J§svg§600§FALSE§</svg:desc>
          <draw:polygon draw:style-name="gr8" draw:text-style-name="P6" draw:layer="layout" svg:width="0.96cm" svg:height="1.272cm" svg:x="16.709cm" svg:y="4.779cm" svg:viewBox="0 0 961 1273" draw:points="478,1273 0,1273 0,0 961,0 961,1273">
            <text:p/>
          </draw:polygon>
          <draw:g>
            <svg:title>TexMaths</svg:title>
            <svg:desc>44§latex§\textcolor{red}{J}§svg§600§FALSE§</svg:desc>
            <draw:polygon draw:style-name="gr8" draw:text-style-name="P6" draw:layer="layout" svg:width="0.96cm" svg:height="1.272cm" svg:x="16.443cm" svg:y="4.473cm" svg:viewBox="0 0 961 1273" draw:points="478,1273 0,1273 0,0 961,0 961,1273">
              <text:p/>
            </draw:polygon>
            <draw:path draw:style-name="gr9" draw:text-style-name="P7" draw:layer="layout" svg:width="0.796cm" svg:height="1.32cm" svg:x="16.517cm" svg:y="4.468cm" svg:viewBox="0 0 797 1321" svg:d="M489 1003c0 170-91 276-192 276-10 0-138 0-207-106 96 0 122-59 122-107 0-69-53-106-106-106-42 0-106 27-106 106 0 144 133 255 303 255 191 0 329-133 345-270 5-16 5-22 5-85v-833c0-75 27-75 144-75v-58c-85 5-154 5-245 5-74 0-244 0-313-5v58h69c181 0 181 27 181 91z">
              <text:p/>
            </draw:path>
          </draw:g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8.712cm" svg:y="4.771cm" svg:viewBox="0 0 728 1145" draw:points="367,1145 0,1145 0,0 728,0 728,1145">
            <text:p/>
          </draw:polygon>
          <draw:path draw:style-name="gr10" draw:text-style-name="P8" draw:layer="layout" svg:width="0.589cm" svg:height="1.171cm" svg:x="8.749cm" svg:y="4.766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12.547cm" svg:y="4.779cm" svg:viewBox="0 0 728 1145" draw:points="367,1145 0,1145 0,0 728,0 728,1145">
            <text:p/>
          </draw:polygon>
          <draw:path draw:style-name="gr10" draw:text-style-name="P8" draw:layer="layout" svg:width="0.589cm" svg:height="1.171cm" svg:x="12.584cm" svg:y="4.774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20.614cm" svg:y="4.779cm" svg:viewBox="0 0 728 1145" draw:points="367,1145 0,1145 0,0 728,0 728,1145">
            <text:p/>
          </draw:polygon>
          <draw:path draw:style-name="gr10" draw:text-style-name="P8" draw:layer="layout" svg:width="0.589cm" svg:height="1.171cm" svg:x="20.652cm" svg:y="4.774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24.449cm" svg:y="4.771cm" svg:viewBox="0 0 728 1145" draw:points="367,1145 0,1145 0,0 728,0 728,1145">
            <text:p/>
          </draw:polygon>
          <draw:path draw:style-name="gr10" draw:text-style-name="P8" draw:layer="layout" svg:width="0.589cm" svg:height="1.171cm" svg:x="24.486cm" svg:y="4.766cm" svg:viewBox="0 0 590 1172" svg:d="M292 403h266v-58h-266v-345h-47c-6 154-59 355-245 361v42h159v514c0 233 176 255 245 255 133 0 186-133 186-255v-106h-48v106c0 138-53 207-127 207-123 0-123-170-123-20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333366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22:23:50.006883519</meta:creation-date>
    <dc:date>2018-06-19T22:43:06.202950430</dc:date>
    <meta:editing-duration>PT2M45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